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950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.2cm" svg:height="7cm" svg:x="1.6cm" svg:y="1.8cm">
          <text:p/>
        </draw:rect>
        <draw:rect draw:style-name="gr1" draw:text-style-name="P1" draw:layer="layout" svg:width="2.2cm" svg:height="7cm" svg:x="1.6cm" svg:y="10.2cm">
          <text:p/>
        </draw:rect>
        <draw:rect draw:style-name="gr1" draw:text-style-name="P1" draw:layer="layout" svg:width="2.2cm" svg:height="7cm" svg:x="1.6cm" svg:y="18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nl" fo:country="N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9-29T07:38:24.04</dc:date>
    <dc:creator>Hans de Jong</dc:creator>
    <meta:editing-duration>P1DT15H48M11S</meta:editing-duration>
    <meta:editing-cycles>16</meta:editing-cycles>
    <meta:generator>OpenOffice/4.1.1$Win32 OpenOffice.org_project/411m6$Build-9775</meta:generator>
    <meta:printed-by>Hans de Jong</meta:printed-by>
    <meta:print-date>2018-09-29T07:20:45.94</meta:print-date>
    <meta:document-statistic meta:object-count="3"/>
  </office:meta>
</office:document-meta>
</file>